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CEC000009B1613EB8FB25183FC0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meta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" manifest:media-type="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9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2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5.15cm"/>
      <style:paragraph-properties style:writing-mode="lr-tb"/>
    </style:style>
    <style:style style:name="gr14" style:family="graphic" style:parent-style-name="Объект_20_без_20_заливки_20_и_20_линий_5f_38">
      <style:graphic-properties draw:fill="none" draw:fill-color="#fde9a9"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/>
      <style:paragraph-properties style:writing-mode="lr-tb"/>
    </style:style>
    <style:style style:name="gr16" style:family="graphic" style:parent-style-name="standard">
      <style:graphic-properties draw:stroke="none" draw:fill="solid" draw:fill-color="#f9cfb5" fo:min-height="3.686cm"/>
      <style:paragraph-properties style:writing-mode="lr-tb"/>
    </style:style>
    <style:style style:name="gr17" style:family="graphic" style:parent-style-name="standard">
      <style:graphic-properties draw:stroke="none" draw:fill="solid" draw:fill-color="#aadcf7" fo:min-height="4.423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1" style:family="graphic" style:parent-style-name="standard">
      <style:graphic-properties draw:stroke="none" draw:fill="solid" draw:fill-color="#fde9a9" fo:min-height="3.939cm"/>
      <style:paragraph-properties style:writing-mode="lr-tb"/>
    </style:style>
    <style:style style:name="gr22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/>
      <style:paragraph-properties style:writing-mode="lr-tb"/>
    </style:style>
    <style:style style:name="gr24" style:family="graphic" style:parent-style-name="Обычный_5f_1">
      <style:graphic-properties draw:stroke="none" draw:fill="solid" draw:fill-color="#ffd74c" fo:min-height="5.089cm"/>
      <style:paragraph-properties style:writing-mode="lr-tb"/>
    </style:style>
    <style:style style:name="gr25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2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loext:graphic-properties draw:fill="solid" draw:fill-color="#fde9a9"/>
      <style:paragraph-properties fo:text-align="center"/>
    </style:style>
    <style:style style:name="P18" style:family="paragraph">
      <loext:graphic-properties draw:fill="solid" draw:fill-color="#aadcf7"/>
      <style:paragraph-properties style:writing-mode="lr-tb"/>
    </style:style>
    <style:style style:name="P19" style:family="paragraph">
      <loext:graphic-properties draw:fill="none" draw:fill-color="#fde9a9"/>
      <style:paragraph-properties fo:text-align="center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ccf4c6"/>
      <style:paragraph-properties fo:text-align="end" style:writing-mode="lr-tb"/>
      <style:text-properties fo:font-size="18pt"/>
    </style:style>
    <style:style style:name="P23" style:family="paragraph">
      <loext:graphic-properties draw:fill="solid" draw:fill-color="#f9cfb5"/>
      <style:paragraph-properties style:writing-mode="lr-tb"/>
    </style:style>
    <style:style style:name="P24" style:family="paragraph">
      <loext:graphic-properties draw:fill="solid" draw:fill-color="#f9cfb5"/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solid" draw:fill-color="#fde9a9"/>
      <style:paragraph-properties style:writing-mode="lr-tb"/>
    </style:style>
    <style:style style:name="P26" style:family="paragraph">
      <loext:graphic-properties draw:fill="solid" draw:fill-color="#ccf4c6"/>
      <style:paragraph-properties style:writing-mode="lr-tb"/>
    </style:style>
    <style:style style:name="P27" style:family="paragraph">
      <loext:graphic-properties draw:fill="solid" draw:fill-color="#ffd74c"/>
      <style:paragraph-properties style:writing-mode="lr-tb"/>
    </style:style>
    <style:style style:name="P28" style:family="paragraph">
      <loext:graphic-properties draw:fill="solid" draw:fill-color="#aadcf7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0" style:family="paragraph">
      <style:paragraph-properties fo:text-align="start" style:text-autospace="none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DejaVu Sans1" fo:font-size="26pt" fo:font-style="normal" fo:text-shadow="none" style:text-underline-style="solid" style:text-underline-width="auto" style:text-underline-color="font-color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DejaVu Sans1" style:font-name-asian="DejaVu Sans1" style:font-name-complex="DejaVu Sans1"/>
    </style:style>
    <style:style style:name="T24" style:family="text">
      <style:text-properties style:text-position="0% 100%" style:font-name="DejaVu Sans1" fo:font-size="18pt" fo:font-style="italic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solid" style:text-underline-width="auto" style:text-underline-color="font-color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2pt" fo:font-style="normal" fo:text-shadow="none" style:text-underline-style="solid" style:text-underline-width="auto" style:text-underline-color="font-color" fo:font-weight="normal" style:letter-kerning="true" style:font-name-asian="WenQuanYi Zen Hei1" style:font-size-asian="22pt" style:font-style-asian="normal" style:font-weight-asian="normal" style:font-name-complex="Lohit Hind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31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6" draw:layer="layout" svg:width="24.8cm" svg:height="10.117cm" svg:x="1.4cm" svg:y="5.6cm">
          <draw:text-box>
            <text:p text:style-name="P3"><text:span text:style-name="T5">методы ML</text:span></text:p>
            <text:p text:style-name="P3"><text:span text:style-name="T6"/></text:p>
            <text:list text:style-name="L1">
              <text:list-item>
                <text:p text:style-name="P4"><text:span text:style-name="T7"><text:s/></text:span><text:span text:style-name="T7">метрические —</text:span><text:span text:style-name="T6"> измеряем расстояния, определить </text:span><text:span text:style-name="T6">ближайших</text:span></text:p>
              </text:list-item>
              <text:list-item>
                <text:p text:style-name="P4"><text:span text:style-name="T6"><text:s/></text:span><text:span text:style-name="T7">логические</text:span><text:span text:style-name="T6"> - построить правило (комбинацию </text:span><text:span text:style-name="T6">предикатов)</text:span></text:p>
              </text:list-item>
              <text:list-item>
                <text:p text:style-name="P5"><text:span text:style-name="T7"><text:s/></text:span><text:span text:style-name="T8">статистические</text:span><text:span text:style-name="T7"> -</text:span><text:span text:style-name="T6"> восстановить плотность, определить </text:span><text:span text:style-name="T6">вероятность</text:span></text:p>
              </text:list-item>
              <text:list-item>
                <text:p text:style-name="P4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5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55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55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57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5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0" xlink:type="simple" xlink:show="embed" xlink:actuate="onLoad">
            <loext:p text:style-name="P10">
              <text:s/>
            </loext:p>
          </draw:object>
          <draw:image xlink:href="./ObjectReplacements/Object 60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59" xlink:type="simple" xlink:show="embed" xlink:actuate="onLoad">
            <loext:p text:style-name="P10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61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6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7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3" xlink:type="simple" xlink:show="embed" xlink:actuate="onLoad">
            <loext:p text:style-name="P10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64" xlink:type="simple" xlink:show="embed" xlink:actuate="onLoad">
            <loext:p text:style-name="P10">
              <text:s/>
            </loext:p>
          </draw:object>
          <draw:image xlink:href="./ObjectReplacements/Object 64" xlink:type="simple" xlink:show="embed" xlink:actuate="onLoad"/>
        </draw:frame>
        <draw:frame draw:style-name="gr8" draw:text-style-name="P15" draw:layer="layout" svg:width="21cm" svg:height="4.6cm" svg:x="3.4cm" svg:y="15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10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8" draw:text-style-name="P15" draw:layer="layout" svg:width="21cm" svg:height="4.6cm" svg:x="1.8cm" svg:y="5.4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10" draw:text-style-name="P10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draw:layer="layout" svg:width="6.6cm" svg:height="3cm" svg:x="19.2cm" svg:y="15cm">
          <draw:text-box>
            <text:p><text:span text:style-name="T13">формула Байеса :</text:span></text:p>
          </draw:text-box>
        </draw:frame>
        <draw:frame draw:style-name="gr12" draw:text-style-name="P17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8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14" draw:text-style-name="P19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9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" xlink:type="simple" xlink:show="embed" xlink:actuate="onLoad">
            <loext:p text:style-name="P10">
              <text:s/>
            </loext:p>
          </draw:object>
          <draw:image xlink:href="./ObjectReplacements/Object 5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19" xlink:type="simple" xlink:show="embed" xlink:actuate="onLoad">
            <loext:p text:style-name="P10">
              <text:s/>
            </loext:p>
          </draw:object>
          <draw:image xlink:href="./ObjectReplacements/Object 1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50" xlink:type="simple" xlink:show="embed" xlink:actuate="onLoad">
            <loext:p text:style-name="P10">
              <text:s/>
            </loext:p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4" xlink:type="simple" xlink:show="embed" xlink:actuate="onLoad">
            <loext:p text:style-name="P10">
              <text:s/>
            </loext:p>
          </draw:object>
          <draw:image xlink:href="./ObjectReplacements/Object 54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6" xlink:type="simple" xlink:show="embed" xlink:actuate="onLoad">
            <loext:p text:style-name="P10">
              <text:s/>
            </loext:p>
          </draw:object>
          <draw:image xlink:href="./ObjectReplacements/Object 66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67" xlink:type="simple" xlink:show="embed" xlink:actuate="onLoad">
            <loext:p text:style-name="P10">
              <text:s/>
            </loext:p>
          </draw:object>
          <draw:image xlink:href="./ObjectReplacements/Object 67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шибка:</text:span><text:span text:style-name="T18"> объект </text:span><text:span text:style-name="T20">x</text:span><text:span text:style-name="T18"> класса</text:span><text:span text:style-name="T19"> </text:span><text:span text:style-name="T20">y</text:span><text:span text:style-name="T18"> попал в класс </text:span><text:span text:style-name="T20">s </text:span></text:p>
            <text:p><text:span text:style-name="T20"/></text:p>
            <text:p><text:span text:style-name="T18"><text:s text:c="26"/></text:span><text:span text:style-name="T18">- множество ошибочно </text:span><text:span text:style-name="T18">классифицированных <text:s text:c="6"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68" xlink:type="simple" xlink:show="embed" xlink:actuate="onLoad">
            <loext:p text:style-name="P10">
              <text:s/>
            </loext:p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3" xlink:type="simple" xlink:show="embed" xlink:actuate="onLoad">
            <loext:p text:style-name="P10">
              <text:s/>
            </loext:p>
          </draw:object>
          <draw:image xlink:href="./ObjectReplacements/Object 53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9" xlink:type="simple" xlink:show="embed" xlink:actuate="onLoad">
            <loext:p text:style-name="P10">
              <text:s/>
            </loext:p>
          </draw:object>
          <draw:image xlink:href="./ObjectReplacements/Object 6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70" xlink:type="simple" xlink:show="embed" xlink:actuate="onLoad">
            <loext:p text:style-name="P10">
              <text:s/>
            </loext:p>
          </draw:object>
          <draw:image xlink:href="./ObjectReplacements/Object 70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шибка:</text:span><text:span text:style-name="T18"> объект </text:span><text:span text:style-name="T20">x</text:span><text:span text:style-name="T18"> класса</text:span><text:span text:style-name="T19"> </text:span><text:span text:style-name="T20">y</text:span><text:span text:style-name="T18"> попал в класс </text:span><text:span text:style-name="T20">s </text:span></text:p>
            <text:p><text:span text:style-name="T20"/></text:p>
            <text:p><text:span text:style-name="T18"><text:s text:c="26"/></text:span><text:span text:style-name="T18">- множество ошибочно </text:span><text:span text:style-name="T18">классифицированных <text:s text:c="6"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71" xlink:type="simple" xlink:show="embed" xlink:actuate="onLoad">
            <loext:p text:style-name="P10">
              <text:s/>
            </loext:p>
          </draw:object>
          <draw:image xlink:href="./ObjectReplacements/Object 71" xlink:type="simple" xlink:show="embed" xlink:actuate="onLoad"/>
        </draw:frame>
        <draw:frame draw:style-name="gr17" draw:text-style-name="P18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1" draw:layer="layout" svg:width="3.499cm" svg:height="1.265cm" svg:x="3.301cm" svg:y="17.735cm">
          <draw:object xlink:href="./Object 73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19" draw:text-style-name="P24" draw:layer="layout" svg:width="23.4cm" svg:height="3.199cm" svg:x="1.8cm" svg:y="10.8cm">
          <draw:text-box>
            <text:p text:style-name="P12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3" draw:text-style-name="P11" draw:layer="layout" svg:width="0.201cm" svg:height="1.168cm" svg:x="4.2cm" svg:y="13.335cm">
          <draw:object xlink:href="./Object 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11" draw:layer="layout" svg:width="7.446cm" svg:height="1.323cm" svg:x="8.4cm" svg:y="12.077cm">
          <draw:object xlink:href="./Object 5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7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20" draw:text-style-name="P24" draw:layer="layout" svg:width="23.4cm" svg:height="3.199cm" svg:x="1.8cm" svg:y="10.8cm">
          <draw:text-box>
            <text:p text:style-name="P12"><text:span text:style-name="T18">Определим константы для каждого класса - </text:span><text:span text:style-name="T21">потеря от </text:span><text:span text:style-name="T21">ошибки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21" draw:text-style-name="P25" draw:layer="layout" svg:width="19.294cm" svg:height="4.189cm" svg:x="1.506cm" svg:y="14.611cm">
          <draw:text-box>
            <text:p><text:span text:style-name="T19">Средний риск: </text:span><text:span text:style-name="T18">мат.ожидание потери классификатора</text:span></text:p>
          </draw:text-box>
        </draw:frame>
        <draw:frame draw:style-name="gr3" draw:text-style-name="P11" draw:layer="layout" svg:width="0.201cm" svg:height="1.168cm" svg:x="4.2cm" svg:y="13.335cm">
          <draw:object xlink:href="./Object 7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3" draw:text-style-name="P11" draw:layer="layout" svg:width="6.476cm" svg:height="1.323cm" svg:x="8.4cm" svg:y="12.077cm">
          <draw:object xlink:href="./Object 7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22" draw:text-style-name="P10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1" draw:text-style-name="P25" draw:layer="layout" svg:width="19.294cm" svg:height="4.189cm" svg:x="1.2cm" svg:y="4.011cm">
          <draw:text-box>
            <text:p><text:span text:style-name="T19">Средний риск: </text:span><text:span text:style-name="T18">мат.ожидание потери классификатора</text:span></text:p>
          </draw:text-box>
        </draw:frame>
        <draw:frame draw:style-name="gr22" draw:text-style-name="P10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3" draw:text-style-name="P26" draw:layer="layout" svg:width="24cm" svg:height="11cm" svg:x="1.2cm" svg:y="8.6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20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1" draw:layer="layout" svg:width="3.499cm" svg:height="1.265cm" svg:x="12.101cm" svg:y="12.8cm">
          <draw:object xlink:href="./Object 2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3" draw:text-style-name="P11" draw:layer="layout" svg:width="2.486cm" svg:height="1.265cm" svg:x="13.314cm" svg:y="11.335cm">
          <draw:object xlink:href="./Object 5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3" draw:text-style-name="P11" draw:layer="layout" svg:width="2.695cm" svg:height="1.323cm" svg:x="8.505cm" svg:y="14.4cm">
          <draw:object xlink:href="./Object 8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18" draw:text-style-name="P10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3" draw:text-style-name="P26" draw:layer="layout" svg:width="24cm" svg:height="11cm" svg:x="0.8cm" svg:y="3.8cm">
          <draw:text-box>
            <text:p><text:span text:style-name="T1">Теорема про оптимальный байесовский </text:span><text:span text:style-name="T1">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20"> </text:span><text:span text:style-name="T18">достигается</text:span><text:span text:style-name="T17"> </text:span><text:span text:style-name="T17">классификатором</text:span></text:p>
          </draw:text-box>
        </draw:frame>
        <draw:frame draw:style-name="gr3" draw:text-style-name="P11" draw:layer="layout" svg:width="3.499cm" svg:height="1.265cm" svg:x="11.701cm" svg:y="8cm">
          <draw:object xlink:href="./Object 84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3" draw:text-style-name="P11" draw:layer="layout" svg:width="2.486cm" svg:height="1.265cm" svg:x="12.914cm" svg:y="6.535cm">
          <draw:object xlink:href="./Object 85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3" draw:text-style-name="P11" draw:layer="layout" svg:width="2.695cm" svg:height="1.323cm" svg:x="8.105cm" svg:y="9.6cm">
          <draw:object xlink:href="./Object 8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18" draw:text-style-name="P10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4" draw:text-style-name="P27" draw:layer="layout" svg:width="15.4cm" svg:height="5.339cm" svg:x="9cm" svg:y="14.861cm">
          <draw:text-box>
            <text:p><text:span text:style-name="T25">Дополнение:</text:span></text:p>
            <text:p><text:span text:style-name="T25"/></text:p>
            <text:p><text:span text:style-name="T26">если</text:span></text:p>
            <text:p><text:span text:style-name="T26"/></text:p>
            <text:p><text:span text:style-name="T26">то <text:s/></text:span></text:p>
          </draw:text-box>
        </draw:frame>
        <draw:frame draw:style-name="gr25" draw:text-style-name="P10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6.535cm" svg:height="1.323cm" svg:x="11cm" svg:y="16cm">
          <draw:object xlink:href="./Object 8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6" draw:text-style-name="P28" draw:layer="layout" svg:width="21.008cm" svg:height="10.832cm" svg:x="1.4cm" svg:y="9cm">
          <draw:text-box>
            <text:p><text:span text:style-name="T27"><text:s text:c="10"/></text:span><text:span text:style-name="T28">б</text:span><text:span text:style-name="T29">айесовский классификатор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<text:s text:c="17"/></text:span><text:span text:style-name="T18">- потеря для объектов y</text:span></text:p>
            <text:p text:style-name="P12"><text:span text:style-name="T30"/></text:p>
            <text:p text:style-name="P12"><text:span text:style-name="T18"><text:s text:c="15"/></text:span><text:span text:style-name="T18">- доля примеров класса y (</text:span><text:span text:style-name="T30">априорная вероятность)</text:span></text:p>
            <text:p text:style-name="P12"><text:span text:style-name="T30"/></text:p>
            <text:p><text:span text:style-name="T18"><text:s text:c="15"/></text:span><text:span text:style-name="T18">- плотность </text:span><text:span text:style-name="T30"><text:s/>класса y</text:span></text:p>
          </draw:text-box>
        </draw:frame>
        <draw:frame draw:style-name="gr18" draw:text-style-name="P14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2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1.173cm" svg:height="1.323cm" svg:x="3.435cm" svg:y="13.4cm">
          <draw:object xlink:href="./Object 1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3" draw:text-style-name="P11" draw:layer="layout" svg:width="2.484cm" svg:height="1.265cm" svg:x="2.008cm" svg:y="15cm">
          <draw:object xlink:href="./Object 2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3" draw:text-style-name="P11" draw:layer="layout" svg:width="3.245cm" svg:height="1.265cm" svg:x="1.453cm" svg:y="16.535cm">
          <draw:object xlink:href="./Object 8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8" draw:text-style-name="P15" draw:layer="layout" svg:width="21cm" svg:height="4.6cm" svg:x="1cm" svg:y="4.2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10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6.6cm" svg:height="3cm" svg:x="20.2cm" svg:y="5.2cm">
          <draw:text-box>
            <text:p><text:span text:style-name="T13">формула Байеса :</text:span></text:p>
          </draw:text-box>
        </draw:frame>
        <draw:frame draw:style-name="gr12" draw:text-style-name="P17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32" draw:layer="layout" svg:width="23.4cm" svg:height="12.879cm" svg:x="1cm" svg:y="4.8cm">
          <draw:text-box>
            <text:p text:style-name="P29"><text:span text:style-name="T31">g</text:span><text:span text:style-name="T31">i</text:span><text:span text:style-name="T31">t</text:span><text:span text:style-name="T31"> </text:span><text:span text:style-name="T31">c</text:span><text:span text:style-name="T31">l</text:span><text:span text:style-name="T31">o</text:span><text:span text:style-name="T31">n</text:span><text:span text:style-name="T31">e</text:span><text:span text:style-name="T31"> </text:span><text:span text:style-name="T31"><text:a xlink:href="https://github.com/mechanoid5/ml_lectorium.git" xlink:type="simple">https://github.com/mechanoid5/ml_lectorium.git</text:a></text:span></text:p>
            <text:p text:style-name="P29"><text:span text:style-name="T31"/></text:p>
            <text:p text:style-name="P30"><text:span text:style-name="T31"/></text:p>
            <text:p text:style-name="P30"><text:span text:style-name="T31">К</text:span><text:span text:style-name="T31">.</text:span><text:span text:style-name="T31">В</text:span><text:span text:style-name="T31">.</text:span><text:span text:style-name="T31"> </text:span><text:span text:style-name="T31">В</text:span><text:span text:style-name="T31">о</text:span><text:span text:style-name="T31">р</text:span><text:span text:style-name="T31">о</text:span><text:span text:style-name="T31">н</text:span><text:span text:style-name="T31">ц</text:span><text:span text:style-name="T31">о</text:span><text:span text:style-name="T31">в</text:span><text:span text:style-name="T31"> </text:span><text:span text:style-name="T31"><text:s/></text:span><text:span text:style-name="T31"><text:s/></text:span><text:span text:style-name="T31">Б</text:span><text:span text:style-name="T31">а</text:span><text:span text:style-name="T31">й</text:span><text:span text:style-name="T31">е</text:span><text:span text:style-name="T31">с</text:span><text:span text:style-name="T31">о</text:span><text:span text:style-name="T31">в</text:span><text:span text:style-name="T31">с</text:span><text:span text:style-name="T31">к</text:span><text:span text:style-name="T31">а</text:span><text:span text:style-name="T31">я</text:span><text:span text:style-name="T31"> </text:span><text:span text:style-name="T31">т</text:span><text:span text:style-name="T31">е</text:span><text:span text:style-name="T31">о</text:span><text:span text:style-name="T31">р</text:span><text:span text:style-name="T31">и</text:span><text:span text:style-name="T31">я</text:span><text:span text:style-name="T31"> </text:span><text:span text:style-name="T31">к</text:span><text:span text:style-name="T31">л</text:span><text:span text:style-name="T31">а</text:span><text:span text:style-name="T31">с</text:span><text:span text:style-name="T31">с</text:span><text:span text:style-name="T31">и</text:span><text:span text:style-name="T31">ф</text:span><text:span text:style-name="T31">и</text:span><text:span text:style-name="T31">к</text:span><text:span text:style-name="T31">а</text:span><text:span text:style-name="T31">ц</text:span><text:span text:style-name="T31">и</text:span><text:span text:style-name="T31">и</text:span><text:span text:style-name="T31"> </text:span><text:span text:style-name="T31">и</text:span><text:span text:style-name="T31"> </text:span><text:span text:style-name="T31">м</text:span><text:span text:style-name="T31">е</text:span><text:span text:style-name="T31">т</text:span><text:span text:style-name="T31">о</text:span><text:span text:style-name="T31">д</text:span><text:span text:style-name="T31">ы</text:span><text:span text:style-name="T31"> </text:span><text:span text:style-name="T31">в</text:span><text:span text:style-name="T31">о</text:span><text:span text:style-name="T31">с</text:span><text:span text:style-name="T31">с</text:span><text:span text:style-name="T31">т</text:span><text:span text:style-name="T31">а</text:span><text:span text:style-name="T31">н</text:span><text:span text:style-name="T31">о</text:span><text:span text:style-name="T31">в</text:span><text:span text:style-name="T31">л</text:span><text:span text:style-name="T31">е</text:span><text:span text:style-name="T31">н</text:span><text:span text:style-name="T31">и</text:span><text:span text:style-name="T31">я</text:span><text:span text:style-name="T31"> </text:span><text:span text:style-name="T31">п</text:span><text:span text:style-name="T31">л</text:span><text:span text:style-name="T31">о</text:span><text:span text:style-name="T31">т</text:span><text:span text:style-name="T31">н</text:span><text:span text:style-name="T31">о</text:span><text:span text:style-name="T31">с</text:span><text:span text:style-name="T31">т</text:span><text:span text:style-name="T31">и</text:span><text:span text:style-name="T31">.</text:span><text:span text:style-name="T31"> </text:span><text:span text:style-name="T31">-</text:span><text:span text:style-name="T31"> </text:span><text:span text:style-name="T31">К</text:span><text:span text:style-name="T31">у</text:span><text:span text:style-name="T31">р</text:span><text:span text:style-name="T31">с</text:span><text:span text:style-name="T31"> </text:span><text:span text:style-name="T31">"</text:span><text:span text:style-name="T31">М</text:span><text:span text:style-name="T31">а</text:span><text:span text:style-name="T31">ш</text:span><text:span text:style-name="T31">и</text:span><text:span text:style-name="T31">н</text:span><text:span text:style-name="T31">н</text:span><text:span text:style-name="T31">о</text:span><text:span text:style-name="T31">е</text:span><text:span text:style-name="T31"> </text:span><text:span text:style-name="T31">о</text:span><text:span text:style-name="T31">б</text:span><text:span text:style-name="T31">у</text:span><text:span text:style-name="T31">ч</text:span><text:span text:style-name="T31">е</text:span><text:span text:style-name="T31">н</text:span><text:span text:style-name="T31">и</text:span><text:span text:style-name="T31">е</text:span><text:span text:style-name="T31">"</text:span><text:span text:style-name="T31"> </text:span><text:span text:style-name="T31">Ш</text:span><text:span text:style-name="T31">А</text:span><text:span text:style-name="T31">Д</text:span><text:span text:style-name="T31"> </text:span><text:span text:style-name="T31">Я</text:span><text:span text:style-name="T31">н</text:span><text:span text:style-name="T31">д</text:span><text:span text:style-name="T31">е</text:span><text:span text:style-name="T31">к</text:span><text:span text:style-name="T31">с</text:span><text:span text:style-name="T31"> </text:span><text:span text:style-name="T31">2</text:span><text:span text:style-name="T31">0</text:span><text:span text:style-name="T31">1</text:span><text:span text:style-name="T31">4</text:span></text:p>
            <text:p text:style-name="P3"><text:span text:style-name="T32"/></text:p>
            <text:p text:style-name="P3"><text:span text:style-name="T32"/></text:p>
            <text:p text:style-name="P31"><text:span text:style-name="T32">Б</text:span><text:span text:style-name="T32">о</text:span><text:span text:style-name="T32">р</text:span><text:span text:style-name="T32">и</text:span><text:span text:style-name="T32">с</text:span><text:span text:style-name="T32">о</text:span><text:span text:style-name="T32">в</text:span><text:span text:style-name="T32"> </text:span><text:span text:style-name="T32">Е</text:span><text:span text:style-name="T32">.</text:span><text:span text:style-name="T32">С</text:span><text:span text:style-name="T32">.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Б</text:span><text:span text:style-name="T32">а</text:span><text:span text:style-name="T32">й</text:span><text:span text:style-name="T32">е</text:span><text:span text:style-name="T32">с</text:span><text:span text:style-name="T32">о</text:span><text:span text:style-name="T32">в</text:span><text:span text:style-name="T32">с</text:span><text:span text:style-name="T32">к</text:span><text:span text:style-name="T32">и</text:span><text:span text:style-name="T32">й</text:span><text:span text:style-name="T32"> </text:span><text:span text:style-name="T32">к</text:span><text:span text:style-name="T32">л</text:span><text:span text:style-name="T32">а</text:span><text:span text:style-name="T32">с</text:span><text:span text:style-name="T32">с</text:span><text:span text:style-name="T32">и</text:span><text:span text:style-name="T32">ф</text:span><text:span text:style-name="T32">и</text:span><text:span text:style-name="T32">к</text:span><text:span text:style-name="T32">а</text:span><text:span text:style-name="T32">т</text:span><text:span text:style-name="T32">о</text:span><text:span text:style-name="T32">р</text:span><text:span text:style-name="T32">.</text:span></text:p>
            <text:p text:style-name="P31"><text:span text:style-name="T32"><text:a xlink:href="http://mechanoid.su/ml-bayes.html" xlink:type="simple">http://mechanoid.su/ml-bayes.html</text:a></text:span></text:p>
            <text:p text:style-name="P31"><text:span text:style-name="T32"/></text:p>
            <text:p text:style-name="P3"><text:span text:style-name="T33"/></text:p>
            <text:p text:style-name="P3"><text:span text:style-name="T32"/></text:p>
            <text:p text:style-name="P3"><text:span text:style-name="T34"/></text:p>
          </draw:text-box>
        </draw:frame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1T10:19:35.080306701</dc:date>
    <meta:editing-duration>PT21H33M11S</meta:editing-duration>
    <meta:editing-cycles>299</meta:editing-cycles>
    <meta:generator>LibreOffice/7.2.5.2.0$Linux_X86_64 LibreOffice_project/20$Build-2</meta:generator>
    <meta:document-statistic meta:object-count="16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6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